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note" style:master-page-name="Standard">
      <style:paragraph-properties style:page-number="auto" style:text-autospace="none"/>
      <style:text-properties officeooo:paragraph-rsid="001436fb"/>
    </style:style>
    <style:style style:name="P2" style:family="paragraph" style:parent-style-name="Footnote" style:master-page-name="Standard">
      <style:paragraph-properties style:page-number="auto"/>
      <style:text-properties officeooo:paragraph-rsid="001436fb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0c3095" officeooo:paragraph-rsid="000c3095"/>
    </style:style>
    <style:style style:name="P6" style:family="paragraph" style:parent-style-name="Text_20_body" style:list-style-name="L1">
      <style:text-properties officeooo:rsid="0010748b" officeooo:paragraph-rsid="0010748b"/>
    </style:style>
    <style:style style:name="P7" style:family="paragraph" style:parent-style-name="Text_20_body" style:list-style-name="L1">
      <style:text-properties officeooo:rsid="00138e3e" officeooo:paragraph-rsid="00138e3e"/>
    </style:style>
    <style:style style:name="T1" style:family="text">
      <style:text-properties fo:font-variant="small-caps" style:font-style-asian="normal"/>
    </style:style>
    <style:style style:name="T2" style:family="text">
      <style:text-properties fo:font-variant="small-caps" officeooo:rsid="00138e3e" style:font-style-asian="normal" style:font-style-complex="normal"/>
    </style:style>
    <style:style style:name="T3" style:family="text">
      <style:text-properties fo:font-variant="small-caps" officeooo:rsid="0010748b" style:font-style-asian="normal"/>
    </style:style>
    <style:style style:name="T4" style:family="text">
      <style:text-properties fo:font-variant="small-caps" fo:font-style="normal" style:font-style-asian="normal"/>
    </style:style>
    <style:style style:name="T5" style:family="text">
      <style:text-properties fo:font-variant="small-caps" style:text-position="0% 100%" style:text-underline-style="none" fo:font-weight="normal" style:font-style-asian="normal"/>
    </style:style>
    <style:style style:name="T6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7" style:family="text">
      <style:text-properties fo:font-variant="small-caps" style:text-position="0% 100%" style:text-underline-style="none" fo:font-weight="normal" officeooo:rsid="00138e3e" style:font-style-asian="normal" style:font-style-complex="normal"/>
    </style:style>
    <style:style style:name="T8" style:family="text">
      <style:text-properties fo:font-variant="small-caps" style:text-position="0% 100%" style:text-underline-style="none" fo:font-weight="normal" officeooo:rsid="0010748b" style:font-style-asian="normal"/>
    </style:style>
    <style:style style:name="T9" style:family="text">
      <style:text-properties fo:font-variant="small-caps" style:text-position="0% 100%" fo:font-style="normal" style:text-underline-style="none" fo:font-weight="normal" style:font-style-asian="normal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font-style="italic" style:font-style-asian="italic"/>
    </style:style>
    <style:style style:name="T12" style:family="text">
      <style:text-properties fo:font-variant="normal" fo:text-transform="none" fo:font-style="normal" style:font-style-asian="normal"/>
    </style:style>
    <style:style style:name="T13" style:family="text">
      <style:text-properties fo:font-variant="normal" fo:text-transform="none" fo:font-style="normal" style:font-style-asian="normal" style:font-style-complex="normal"/>
    </style:style>
    <style:style style:name="T14" style:family="text">
      <style:text-properties fo:font-variant="normal" fo:text-transform="none" style:text-position="0% 100%" style:text-underline-style="none" fo:font-weight="normal"/>
    </style:style>
    <style:style style:name="T15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6" style:family="text">
      <style:text-properties fo:font-variant="normal" fo:text-transform="none" style:text-position="0% 100%" style:text-underline-style="none" fo:font-weight="normal" officeooo:rsid="000cfb2b" style:font-style-asian="normal"/>
    </style:style>
    <style:style style:name="T17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18" style:family="text">
      <style:text-properties fo:font-variant="normal" fo:text-transform="none" style:text-position="0% 100%" fo:font-style="italic" style:text-underline-style="none" fo:font-weight="normal" style:font-style-asian="italic" style:font-style-complex="normal"/>
    </style:style>
    <style:style style:name="T19" style:family="text">
      <style:text-properties fo:font-variant="normal" fo:text-transform="none" style:text-position="0% 100%" fo:font-style="italic" style:text-underline-style="none" fo:font-weight="normal" officeooo:rsid="000cfb2b" style:font-style-asian="italic"/>
    </style:style>
    <style:style style:name="T20" style:family="text">
      <style:text-properties fo:font-variant="normal" fo:text-transform="none" style:text-position="0% 100%" fo:font-style="italic" style:text-underline-style="none" fo:font-weight="normal" officeooo:rsid="001199ad" style:font-style-asian="italic" style:font-style-complex="italic"/>
    </style:style>
    <style:style style:name="T21" style:family="text">
      <style:text-properties fo:font-variant="normal" fo:text-transform="none" style:text-position="0% 100%" fo:font-style="italic" style:text-underline-style="none" fo:font-weight="normal" officeooo:rsid="001436fb" style:font-style-asian="italic" style:font-style-complex="italic"/>
    </style:style>
    <style:style style:name="T22" style:family="text">
      <style:text-properties fo:font-variant="normal" fo:text-transform="none" style:text-position="0% 100%" fo:font-style="normal" style:text-underline-style="none" fo:font-weight="normal" style:font-style-asian="normal"/>
    </style:style>
    <style:style style:name="T23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24" style:family="text">
      <style:text-properties fo:font-variant="normal" fo:text-transform="none" style:text-position="0% 100%" fo:font-style="normal" style:text-underline-style="none" fo:font-weight="normal" officeooo:rsid="001199ad" style:font-style-asian="normal" style:font-style-complex="normal"/>
    </style:style>
    <style:style style:name="T25" style:family="text">
      <style:text-properties fo:font-variant="normal" fo:text-transform="none" style:text-position="0% 100%" fo:font-style="normal" style:text-underline-style="none" fo:font-weight="normal" officeooo:rsid="00138e3e" style:font-style-asian="normal" style:font-style-complex="normal"/>
    </style:style>
    <style:style style:name="T26" style:family="text">
      <style:text-properties fo:font-variant="normal" fo:text-transform="none" style:text-position="0% 100%" fo:font-style="normal" style:text-underline-style="none" fo:font-weight="normal" officeooo:rsid="000cfb2b" style:font-style-asian="normal"/>
    </style:style>
    <style:style style:name="T27" style:family="text">
      <style:text-properties fo:font-variant="normal" fo:text-transform="none" style:text-position="0% 100%" fo:font-style="normal" style:text-underline-style="none" fo:font-weight="normal" officeooo:rsid="0010748b" style:font-style-asian="normal"/>
    </style:style>
    <style:style style:name="T28" style:family="text">
      <style:text-properties fo:font-variant="normal" fo:text-transform="none" style:text-position="0% 100%" fo:font-style="normal" style:text-underline-style="none" fo:font-weight="normal" officeooo:rsid="001199ad" style:font-style-asian="normal"/>
    </style:style>
    <style:style style:name="T29" style:family="text">
      <style:text-properties fo:font-variant="normal" fo:text-transform="none" style:text-position="0% 100%" fo:font-style="normal" style:text-underline-style="none" fo:font-weight="normal" officeooo:rsid="00157cbb" style:font-style-asian="normal"/>
    </style:style>
    <style:style style:name="T30" style:family="text">
      <style:text-properties fo:font-variant="normal" fo:text-transform="none" style:text-position="super 58%" fo:font-style="normal" style:font-style-asian="normal"/>
    </style:style>
    <style:style style:name="T31" style:family="text">
      <style:text-properties fo:font-variant="normal" fo:text-transform="none" style:text-position="super 58%" fo:font-style="normal" style:text-underline-style="none" fo:font-weight="normal" officeooo:rsid="0010748b" style:font-style-asian="normal"/>
    </style:style>
    <style:style style:name="T32" style:family="text">
      <style:text-properties style:font-style-asian="normal"/>
    </style:style>
    <style:style style:name="T33" style:family="text">
      <style:text-properties officeooo:rsid="00138e3e" style:font-style-asian="normal" style:font-style-complex="normal"/>
    </style:style>
    <style:style style:name="T34" style:family="text">
      <style:text-properties officeooo:rsid="0010748b" style:font-style-asian="normal"/>
    </style:style>
    <style:style style:name="T35" style:family="text">
      <style:text-properties style:font-style-asian="italic"/>
    </style:style>
    <style:style style:name="T36" style:family="text">
      <style:text-properties style:text-position="0% 100%" style:text-underline-style="none" fo:font-weight="normal" style:font-style-asian="normal"/>
    </style:style>
    <style:style style:name="T37" style:family="text">
      <style:text-properties style:text-position="0% 100%" style:text-underline-style="none" fo:font-weight="normal" style:font-style-asian="normal" style:font-style-complex="normal"/>
    </style:style>
    <style:style style:name="T38" style:family="text">
      <style:text-properties style:text-position="0% 100%" style:text-underline-style="none" fo:font-weight="normal" officeooo:rsid="00138e3e" style:font-style-asian="normal" style:font-style-complex="normal"/>
    </style:style>
    <style:style style:name="T39" style:family="text">
      <style:text-properties style:text-position="0% 100%" style:text-underline-style="none" fo:font-weight="normal" officeooo:rsid="0010748b" style:font-style-asian="normal"/>
    </style:style>
    <style:style style:name="T40" style:family="text">
      <style:text-properties style:text-position="0% 100%" fo:font-style="normal" style:text-underline-style="none" fo:font-weight="normal" officeooo:rsid="00138e3e" style:font-style-asian="normal" style:font-style-complex="normal"/>
    </style:style>
    <style:style style:name="T41" style:family="text">
      <style:text-properties fo:font-style="italic" officeooo:rsid="00138e3e" style:font-style-asian="italic" style:font-style-complex="italic"/>
    </style:style>
    <style:style style:name="T42" style:family="text">
      <style:text-properties fo:font-style="italic" officeooo:rsid="001436fb" style:font-style-asian="italic" style:font-style-complex="italic"/>
    </style:style>
    <style:style style:name="T43" style:family="text">
      <style:text-properties fo:font-style="normal" officeooo:rsid="00138e3e" style:font-style-asian="normal" style:font-style-complex="normal"/>
    </style:style>
    <style:style style:name="T44" style:family="text">
      <style:text-properties fo:font-style="normal" officeooo:rsid="001436fb" style:font-style-asian="normal" style:font-style-complex="normal"/>
    </style:style>
    <style:style style:name="T45" style:family="text">
      <style:text-properties officeooo:rsid="00138e3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for the Antonianum CSL Style</text:p>
      <text:p text:style-name="Subtitle"/>
      <text:p text:style-name="Text_20_body">Here follows a series of footnotes, each of which explains what should happen.</text:p>
      <text:list xml:id="list7663533046208546484" text:style-name="L1">
        <text:list-item>
          <text:p text:style-name="P4">Book<text:note text:id="ftn1" text:note-class="footnote"><text:note-citation>1</text:note-citation><text:note-body><text:p text:style-name="P2"><text:span text:style-name="T13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Xv0TflNcY0"/><text:span text:style-name="T6">M. Hauke</text:span><text:span text:style-name="T14">, </text:span><text:span text:style-name="T17">Introduzione alla mariologia</text:span><text:span text:style-name="T22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Xv0TflNcY0"/></text:p></text:note-body></text:note></text:p>
        </text:list-item>
        <text:list-item>
          <text:p text:style-name="P4">Article<text:note text:id="ftn2" text:note-class="footnote"><text:note-citation>2</text:note-citation><text:note-body><text:p text:style-name="P1"><text:span text:style-name="T13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v6QCHRmaSu"/><text:span text:style-name="T6">P. D. M. Fehlner</text:span><text:span text:style-name="T14">, </text:span><text:span text:style-name="T17">Virginitas in partu</text:span><text:span text:style-name="T22">, in </text:span><text:span text:style-name="T17">Immaculata Mediatrix</text:span><text:span text:style-name="T22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v6QCHRmaSu"/></text:p></text:note-body></text:note></text:p>
        </text:list-item>
        <text:list-item>
          <text:p text:style-name="P4">Book with editor only<text:note text:id="ftn3" text:note-class="footnote"><text:note-citation>3</text:note-citation><text:note-body><text:p text:style-name="P1"><text:span text:style-name="T13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ypeFxKberE"/><text:span text:style-name="T18">Evangelia apocrypha</text:span><text:span text:style-name="T22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ypeFxKberE"/></text:p></text:note-body></text:note></text:p>
        </text:list-item>
        <text:list-item>
          <text:p text:style-name="P4">2 authors can be named<text:note text:id="ftn4" text:note-class="footnote"><text:note-citation>4</text:note-citation><text:note-body><text:p text:style-name="P1"><text:span text:style-name="T13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2hUyxpEoyV"/><text:span text:style-name="T6">D. Esser-A. Calufetti</text:span><text:span text:style-name="T14">, </text:span><text:span text:style-name="T17">Stato della causa di beatificazione di Giovanni Duns Scoto e il suo iter secolare</text:span><text:span text:style-name="T22">, in </text:span><text:span text:style-name="T17">Studi Francescani</text:span><text:span text:style-name="T22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2hUyxpEoyV"/></text:p></text:note-body></text:note></text:p>
        </text:list-item>
        <text:list-item>
          <text:p text:style-name="P4">Use et al. if there are more than 2 authors<text:note text:id="ftn5" text:note-class="footnote"><text:note-citation>5</text:note-citation><text:note-body><text:p text:style-name="P1"><text:span text:style-name="T13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ojPQaxkne6"/><text:span text:style-name="T6">R. L. Harris </text:span><text:span text:style-name="T14">et al., </text:span><text:span text:style-name="T17">Theological Wordbook of the Old Testament</text:span><text:span text:style-name="T22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ojPQaxkne6"/></text:p></text:note-body></text:note></text:p>
        </text:list-item>
        <text:list-item>
          <text:p text:style-name="P4">Dictionary entry<text:note text:id="ftn6" text:note-class="footnote"><text:note-citation>6</text:note-citation><text:note-body><text:p text:style-name="P1"><text:span text:style-name="T13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OwzsfaFbAG"/><text:span text:style-name="T6">S. M. Meo</text:span><text:span text:style-name="T14">, </text:span><text:span text:style-name="T17">Mediatrice</text:span><text:span text:style-name="T22">, in </text:span><text:span text:style-name="T17">Nuovo dizionario di mariologia</text:span><text:span text:style-name="T22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OwzsfaFbAG"/></text:p></text:note-body></text:note></text:p>
        </text:list-item>
        <text:list-item>
          <text:p text:style-name="P4">Citation not by page number<text:note text:id="ftn7" text:note-class="footnote"><text:note-citation>7</text:note-citation><text:note-body><text:p text:style-name="P2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GU9X9fVY8I"/><text:span text:style-name="T5">J. Gribomont</text:span><text:span text:style-name="T14">, </text:span><text:span text:style-name="T17">Girolamo</text:span><text:span text:style-name="T22">, in </text:span><text:span text:style-name="T17">Nuovo dizionario patristico e di antichità cristiane</text:span><text:span text:style-name="T22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GU9X9fVY8I"/></text:p></text:note-body></text:note></text:p>
        </text:list-item>
        <text:list-item>
          <text:p text:style-name="P4">Article with locator in first citation<text:note text:id="ftn8" text:note-class="footnote"><text:note-citation>8</text:note-citation><text:note-body><text:p text:style-name="P2"><text:span text:style-name="T23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4RHbawwYEh"/><text:span text:style-name="T6">A. Briva</text:span><text:span text:style-name="T14">, </text:span><text:span text:style-name="T17">La expresión tradicional: “Nec alius partus virginis nisi Deus nec alia mater Dei nisi Virgo,”</text:span><text:span text:style-name="T22"> in </text:span><text:span text:style-name="T17">Estudios Marianos</text:span><text:span text:style-name="T22">, 21 (1960) 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4RHbawwYEh"/></text:p></text:note-body></text:note></text:p>
        </text:list-item>
        <text:list-item>
          <text:p text:style-name="P5">Encyclopedia article<text:note text:id="ftn9" text:note-class="footnote"><text:note-citation>9</text:note-citation><text:note-body><text:p text:style-name="P2"><text:span text:style-name="T26">The volume number must be included for encyclopedia articles that have one (on first citation). </text:span><text:span text:style-name="T27">Volume numbers should always be in roman numerals and should immediately follow the title of the work, without “vol.” </text:span><text:span text:style-name="T28">(de facto practice of the </text:span><text:span text:style-name="T20">Annuario </text:span><text:span text:style-name="T21">2013–2014</text:span><text:span text:style-name="T24">).</text:span><text:span text:style-name="T26"><text:line-break/></text:span><text:reference-mark-start text:name="ZOTERO_ITEM {&quot;citationID&quot;:&quot;2fRrYy4y&quot;,&quot;properties&quot;:{&quot;formattedCitation&quot;:&quot;{\\rtf \\i Parthenogenesis\\i0{}, in \\i The New Encyclopaedia Britannica\\i0{}, IX, ed. by P. W. Goetz et al., Chicago, 1985, p. 173.}&quot;,&quot;plainCitation&quot;:&quot;Parthenogenesis, in The New Encyclopaedia Britannica, IX, ed. by P. W. Goetz et al., Chicago, 1985, p. 173.&quot;},&quot;citationItems&quot;:[{&quot;id&quot;:1026,&quot;uris&quot;:[&quot;http://zotero.org/users/56374/items/73SKUIGI&quot;],&quot;uri&quot;:[&quot;http://zotero.org/users/56374/items/73SKUIGI&quot;]}]} RNDPBwJET89pf"/><text:span text:style-name="T19">Parthenogenesis</text:span><text:span text:style-name="T22">, in </text:span><text:span text:style-name="T17">The New Encyclopaedia Britannica</text:span><text:span text:style-name="T22">, IX, ed. by P. W. Goetz et al., Chicago, 1985, p. 173.</text:span><text:reference-mark-end text:name="ZOTERO_ITEM {&quot;citationID&quot;:&quot;2fRrYy4y&quot;,&quot;properties&quot;:{&quot;formattedCitation&quot;:&quot;{\\rtf \\i Parthenogenesis\\i0{}, in \\i The New Encyclopaedia Britannica\\i0{}, IX, ed. by P. W. Goetz et al., Chicago, 1985, p. 173.}&quot;,&quot;plainCitation&quot;:&quot;Parthenogenesis, in The New Encyclopaedia Britannica, IX, ed. by P. W. Goetz et al., Chicago, 1985, p. 173.&quot;},&quot;citationItems&quot;:[{&quot;id&quot;:1026,&quot;uris&quot;:[&quot;http://zotero.org/users/56374/items/73SKUIGI&quot;],&quot;uri&quot;:[&quot;http://zotero.org/users/56374/items/73SKUIGI&quot;]}]} RNDPBwJET89pf"/></text:p></text:note-body></text:note></text:p>
        </text:list-item>
        <text:list-item>
          <text:p text:style-name="P6">Book section with volume number<text:note text:id="ftn0" text:note-class="footnote"><text:note-citation>10</text:note-citation><text:note-body><text:p text:style-name="P2"><text:span text:style-name="T27">For a book section, the volume number should appear exactly once (</text:span><text:span text:style-name="T29">i.e. not repeated before page no.</text:span><text:span text:style-name="T27">):<text:line-break/></text:span><text:reference-mark-start text:name="ZOTERO_ITEM {&quot;citationID&quot;:&quot;pH0XAGfV&quot;,&quot;properties&quot;:{&quot;formattedCitation&quot;:&quot;{\\rtf \\scaps E. Norelli\\scaps0{}, \\i Maria nella letteratura apocrifa cristiana antica\\i0{}, in \\i Storia della mariologia\\i0{}, I, ed. by E. Dal Covolo-A. M. Serra, Citta\\uc0\\u768{} Nuova, Roma, 2009, p. 143\\uc0\\u8211{}254.}&quot;,&quot;plainCitation&quot;:&quot;E. Norelli, Maria nella letteratura apocrifa cristiana antica, in Storia della mariologia, I, ed. by E. Dal Covolo-A. M. Serra, Città Nuova, Roma, 2009, p. 143–254.&quot;},&quot;citationItems&quot;:[{&quot;id&quot;:1711,&quot;uris&quot;:[&quot;http://zotero.org/users/56374/items/7MWKSXUR&quot;],&quot;uri&quot;:[&quot;http://zotero.org/users/56374/items/7MWKSXUR&quot;]}]} RNDJr4IczLD3T"/><text:span text:style-name="T8">E. Norelli</text:span><text:span text:style-name="T14">, </text:span><text:span text:style-name="T17">Maria nella letteratura apocrifa cristiana antica</text:span><text:span text:style-name="T22">, in </text:span><text:span text:style-name="T17">Storia della mariologia</text:span><text:span text:style-name="T22">, I, ed. by E. Dal Covolo-A. M. Serra, Città Nuova, Roma, 2009, p. 143–254.</text:span><text:reference-mark-end text:name="ZOTERO_ITEM {&quot;citationID&quot;:&quot;pH0XAGfV&quot;,&quot;properties&quot;:{&quot;formattedCitation&quot;:&quot;{\\rtf \\scaps E. Norelli\\scaps0{}, \\i Maria nella letteratura apocrifa cristiana antica\\i0{}, in \\i Storia della mariologia\\i0{}, I, ed. by E. Dal Covolo-A. M. Serra, Citta\\uc0\\u768{} Nuova, Roma, 2009, p. 143\\uc0\\u8211{}254.}&quot;,&quot;plainCitation&quot;:&quot;E. Norelli, Maria nella letteratura apocrifa cristiana antica, in Storia della mariologia, I, ed. by E. Dal Covolo-A. M. Serra, Città Nuova, Roma, 2009, p. 143–254.&quot;},&quot;citationItems&quot;:[{&quot;id&quot;:1711,&quot;uris&quot;:[&quot;http://zotero.org/users/56374/items/7MWKSXUR&quot;],&quot;uri&quot;:[&quot;http://zotero.org/users/56374/items/7MWKSXUR&quot;]}]} RNDJr4IczLD3T"/></text:p></text:note-body></text:note></text:p>
        </text:list-item>
        <text:list-item>
          <text:p text:style-name="P7">Multivolume work<text:note text:id="ftn10" text:note-class="footnote"><text:note-citation>11</text:note-citation><text:note-body><text:p text:style-name="P2"><text:span text:style-name="T45">Multivolume works list range of volumes, not “</text:span><text:span text:style-name="T41">n</text:span><text:span text:style-name="T43"> vols.” </text:span><text:span text:style-name="T44">(de facto practice of </text:span><text:span text:style-name="T42">Annuario</text:span><text:span text:style-name="T44">, though in bibliography):</text:span><text:span text:style-name="T43"><text:line-break/></text:span><text:reference-mark-start text:name="ZOTERO_ITEM {&quot;citationID&quot;:&quot;gy2jE3QK&quot;,&quot;properties&quot;:{&quot;formattedCitation&quot;:&quot;{\\rtf \\scaps John Duns Scotus\\scaps0{}, \\i Opera Omnia, Quae hucusque reperiri potuerunt\\i0{}, ed. by L. Wadding, I-XII, G. Olms, Hildesheim, 1968.}&quot;,&quot;plainCitation&quot;:&quot;John Duns Scotus, Opera Omnia, Quae hucusque reperiri potuerunt, ed. by L. Wadding, I-XII, G. Olms, Hildesheim, 1968.&quot;},&quot;citationItems&quot;:[{&quot;id&quot;:334,&quot;uris&quot;:[&quot;http://zotero.org/users/56374/items/T3MB2T5Q&quot;],&quot;uri&quot;:[&quot;http://zotero.org/users/56374/items/T3MB2T5Q&quot;]}]} RND7u1KysVzkq"/><text:span text:style-name="T7">John Duns Scotus</text:span><text:span text:style-name="T14">, </text:span><text:span text:style-name="T17">Opera Omnia, Quae hucusque reperiri potuerunt</text:span><text:span text:style-name="T22">, ed. by L. Wadding, I-XII, G. Olms, Hildesheim, 1968.</text:span><text:reference-mark-end text:name="ZOTERO_ITEM {&quot;citationID&quot;:&quot;gy2jE3QK&quot;,&quot;properties&quot;:{&quot;formattedCitation&quot;:&quot;{\\rtf \\scaps John Duns Scotus\\scaps0{}, \\i Opera Omnia, Quae hucusque reperiri potuerunt\\i0{}, ed. by L. Wadding, I-XII, G. Olms, Hildesheim, 1968.}&quot;,&quot;plainCitation&quot;:&quot;John Duns Scotus, Opera Omnia, Quae hucusque reperiri potuerunt, ed. by L. Wadding, I-XII, G. Olms, Hildesheim, 1968.&quot;},&quot;citationItems&quot;:[{&quot;id&quot;:334,&quot;uris&quot;:[&quot;http://zotero.org/users/56374/items/T3MB2T5Q&quot;],&quot;uri&quot;:[&quot;http://zotero.org/users/56374/items/T3MB2T5Q&quot;]}]} RND7u1KysVzkq"/></text:p></text:note-body></text:note></text:p>
        </text:list-item>
      </text:list>
      <text:h text:style-name="Heading_20_1" text:outline-level="1"><text:soft-page-break/>References</text:h>
      <text:section text:style-name="Sect1" text:name="ZOTERO_BIBL {&quot;custom&quot;:[]} RND11S6nCSmVO">
        <text:p text:style-name="Bibliography_20_1"><text:span text:style-name="T1">Briva A.</text:span><text:span text:style-name="T10">, </text:span><text:span text:style-name="T11">La expresión tradicional: “Nec alius partus virginis nisi Deus nec alia mater Dei nisi Virgo,”</text:span><text:span text:style-name="T12"> in </text:span><text:span text:style-name="T11">Estudios Marianos</text:span><text:span text:style-name="T12">, 21 (1960) p. 373–389.</text:span></text:p>
        <text:p text:style-name="Bibliography_20_1"><text:span text:style-name="T4">Esser D.-Calufetti A.</text:span><text:span text:style-name="T12">, </text:span><text:span text:style-name="T11">Stato della causa di beatificazione di Giovanni Duns Scoto e il suo iter secolare</text:span><text:span text:style-name="T12">, in </text:span><text:span text:style-name="T11">Studi Francescani</text:span><text:span text:style-name="T12">, 88 (1991) p. 29–61.</text:span></text:p>
        <text:p text:style-name="Bibliography_20_1"><text:span text:style-name="T11">Evangelia apocrypha</text:span><text:span text:style-name="T12">, edited by C. von Tischendorf, 2nd ed., Lipsiae, 1876.</text:span></text:p>
        <text:p text:style-name="Bibliography_20_1"><text:span text:style-name="T4">Fehlner P. D. M.</text:span><text:span text:style-name="T12">, </text:span><text:span text:style-name="T11">Virginitas in partu</text:span><text:span text:style-name="T12">, in </text:span><text:span text:style-name="T11">Immaculata Mediatrix</text:span><text:span text:style-name="T12">, 2 (2002) p. 241–246.</text:span></text:p>
        <text:p text:style-name="Bibliography_20_1"><text:span text:style-name="T4">Gribomont J.</text:span><text:span text:style-name="T12">, </text:span><text:span text:style-name="T11">Girolamo</text:span><text:span text:style-name="T12">, in </text:span><text:span text:style-name="T11">Nuovo dizionario patristico e di antichità cristiane</text:span><text:span text:style-name="T12">, edited by A. Di Berardino, p. 2262–2268, Marietti, Genova, 2008.</text:span></text:p>
        <text:p text:style-name="Bibliography_20_1"><text:span text:style-name="T4">Harris R. L. </text:span><text:span text:style-name="T12">et al., </text:span><text:span text:style-name="T11">Theological Wordbook of the Old Testament</text:span><text:span text:style-name="T12">, Moody Press, Chicago, 1980.</text:span></text:p>
        <text:p text:style-name="Bibliography_20_1"><text:span text:style-name="T4">Hauke M.</text:span><text:span text:style-name="T12">, </text:span><text:span text:style-name="T11">Introduzione alla mariologia</text:span><text:span text:style-name="T12">, Eupress FTL, Lugano, 2008.</text:span></text:p>
        <text:p text:style-name="Bibliography_20_1"><text:span text:style-name="T4">John Duns Scotus</text:span><text:span text:style-name="T12">, </text:span><text:span text:style-name="T11">Opera Omnia, Quae hucusque reperiri potuerunt</text:span><text:span text:style-name="T12">, edited by L. Wadding, I-XII, G. Olms, Hildesheim, 1968.</text:span></text:p>
        <text:p text:style-name="Bibliography_20_1"><text:span text:style-name="T4">Meo S. M.</text:span><text:span text:style-name="T12">, </text:span><text:span text:style-name="T11">Mediatrice</text:span><text:span text:style-name="T12">, in </text:span><text:span text:style-name="T11">Nuovo dizionario di mariologia</text:span><text:span text:style-name="T12">, edited by S. De Fiores-S. M. Meo, p. 920–935, Edizioni Paoline, Cinisello Balsamo, 1985.</text:span></text:p>
        <text:p text:style-name="Bibliography_20_1"><text:span text:style-name="T4">Norelli E.</text:span><text:span text:style-name="T12">, </text:span><text:span text:style-name="T11">Maria nella letteratura apocrifa cristiana antica</text:span><text:span text:style-name="T12">, in </text:span><text:span text:style-name="T11">Storia della mariologia</text:span><text:span text:style-name="T12">, I, edited by E. Dal Covolo-A. M. Serra, p. 143–254, Città Nuova, Roma, 2009.</text:span></text:p>
        <text:p text:style-name="Bibliography_20_1"><text:span text:style-name="T11">Parthenogenesis</text:span><text:span text:style-name="T12">, in </text:span><text:span text:style-name="T11">The New Encyclopaedia Britannica</text:span><text:span text:style-name="T12">, IX, edited by P. W. Goetz et al., p. 173, Chicag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10-11T17:37:02.118198000</dc:date>
    <dc:creator>Fr. John Lawrence M. Polis</dc:creator>
    <meta:editing-duration>P1DT21M53S</meta:editing-duration>
    <meta:editing-cycles>21</meta:editing-cycles>
    <meta:generator>LibreOffice/4.1.1.2$MacOSX_x86 LibreOffice_project/7e4286b58adc75a14f6d83f53a03b6c11fa2903</meta:generator>
    <meta:document-statistic meta:table-count="0" meta:image-count="0" meta:object-count="0" meta:page-count="2" meta:paragraph-count="36" meta:word-count="664" meta:character-count="4024" meta:non-whitespace-character-count="3419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8"&gt;&lt;session id="efV11t6g"/&gt;&lt;style id="https://raw.github.com/fiapps/pua-csl/master/pontifical-university-antonianum.csl" hasBibliography="1" bibliographyStyleHasBeenSet="1"/&gt;&lt;prefs&gt;&lt;pref name="fieldType" value="R</meta:user-defined>
    <meta:user-defined meta:name="ZOTERO_PREF_2" meta:value-type="string">eferenceMark"/&gt;&lt;pref name="storeReferences" value="false"/&gt;&lt;pref name="automaticJournalAbbreviations" value="false"/&gt;&lt;pref name="noteType" value="1"/&gt;&lt;/prefs&gt;&lt;/data&gt;</meta:user-defined>
  </office:meta>
</office:document-meta>
</file>